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Bitstream Vera Serif'"/>
    <style:font-face style:name="Open Sans" svg:font-family="'Open Sans', 'arial, helvetica, sans-serif'"/>
    <style:font-face style:name="宋体" svg:font-family="宋体"/>
    <style:font-face style:name="黑体" svg:font-family="黑体"/>
    <style:font-face style:name="Arial" svg:font-family="Arial" style:font-family-generic="swiss"/>
    <style:font-face style:name="Calibri Light" svg:font-family="'Calibri Light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宋体" fo:font-size="26pt" style:font-size-asian="26pt" style:font-name-complex="宋体" style:font-size-complex="26pt" style:language-complex="ar" style:country-complex="none"/>
    </style:style>
    <style:style style:name="P2" style:family="paragraph" style:parent-style-name="Standard">
      <style:text-properties fo:color="#000000" fo:font-weight="bold" style:letter-kerning="true" style:font-weight-asian="bold" style:font-size-complex="14pt" style:language-complex="ar" style:country-complex="none"/>
    </style:style>
    <style:style style:name="P3" style:family="paragraph" style:parent-style-name="Standard">
      <style:text-properties fo:language="en" fo:country="US" style:language-asian="zh" style:country-asian="CN" style:language-complex="ar" style:country-complex="none"/>
    </style:style>
    <style:style style:name="P4" style:family="paragraph" style:parent-style-name="Standard">
      <style:text-properties fo:language="en" fo:country="US" style:language-asian="zh" style:country-asian="CN" style:font-size-complex="12pt" style:language-complex="ar" style:country-complex="none"/>
    </style:style>
    <style:style style:name="P5" style:family="paragraph" style:parent-style-name="Standard">
      <style:text-properties officeooo:rsid="0008fdb2" officeooo:paragraph-rsid="0008fdb2"/>
    </style:style>
    <style:style style:name="P6" style:family="paragraph" style:parent-style-name="Standard" style:list-style-name="WW8Num2">
      <style:text-properties fo:color="#000000" fo:language="en" fo:country="US" style:letter-kerning="true" style:language-asian="zh" style:country-asian="CN" style:font-size-complex="13.5pt" style:language-complex="ar" style:country-complex="none"/>
    </style:style>
    <style:style style:name="P7" style:family="paragraph" style:parent-style-name="Standard" style:list-style-name="WW8Num2">
      <style:text-properties fo:color="#000000" fo:language="en" fo:country="US" officeooo:paragraph-rsid="00034365" style:letter-kerning="true" style:language-asian="zh" style:country-asian="CN" style:font-size-complex="13.5pt" style:language-complex="ar" style:country-complex="none"/>
    </style:style>
    <style:style style:name="P8" style:family="paragraph" style:parent-style-name="Standard" style:list-style-name="WW8Num4">
      <style:text-properties fo:color="#000000" fo:language="en" fo:country="US" style:letter-kerning="true" style:language-asian="zh" style:country-asian="CN" style:font-size-complex="13.5pt" style:language-complex="ar" style:country-complex="none"/>
    </style:style>
    <style:style style:name="P9" style:family="paragraph" style:parent-style-name="Standard" style:list-style-name="WW8Num4">
      <style:text-properties fo:color="#000000" fo:language="en" fo:country="US" officeooo:paragraph-rsid="00034385" style:letter-kerning="true" style:language-asian="zh" style:country-asian="CN" style:font-size-complex="13.5pt" style:language-complex="ar" style:country-complex="none"/>
    </style:style>
    <style:style style:name="P10" style:family="paragraph" style:parent-style-name="Standard" style:list-style-name="WW8Num4">
      <style:text-properties fo:color="#000000" fo:language="en" fo:country="US" officeooo:paragraph-rsid="0008fdb2" style:letter-kerning="true" style:language-asian="zh" style:country-asian="CN" style:font-size-complex="13.5pt" style:language-complex="ar" style:country-complex="none"/>
    </style:style>
    <style:style style:name="P11" style:family="paragraph" style:parent-style-name="Standard" style:list-style-name="WW8Num4">
      <style:text-properties fo:color="#000000" style:letter-kerning="true" style:language-asian="zh" style:country-asian="CN" style:font-size-complex="13.5pt" style:language-complex="ar" style:country-complex="none"/>
    </style:style>
    <style:style style:name="P12" style:family="paragraph" style:parent-style-name="Standard" style:list-style-name="WW8Num4">
      <style:text-properties fo:font-variant="normal" fo:text-transform="none" fo:color="#000000" style:text-line-through-style="none" style:text-line-through-type="none" style:font-name="Georgia" fo:letter-spacing="normal" fo:language="en" fo:country="US" style:text-underline-style="none" style:letter-kerning="true" style:font-name-complex="Georgia"/>
    </style:style>
    <style:style style:name="P13" style:family="paragraph" style:parent-style-name="Standard" style:list-style-name="WW8Num3">
      <style:text-properties fo:language="en" fo:country="US" style:language-asian="zh" style:country-asian="CN" style:language-complex="ar" style:country-complex="none"/>
    </style:style>
    <style:style style:name="P14" style:family="paragraph" style:parent-style-name="Standard" style:list-style-name="WW8Num3">
      <style:text-properties fo:language="en" fo:country="US" officeooo:paragraph-rsid="0008fdb2" style:language-asian="zh" style:country-asian="CN" style:language-complex="ar" style:country-complex="none"/>
    </style:style>
    <style:style style:name="P15" style:family="paragraph" style:parent-style-name="Heading" style:master-page-name="Standard">
      <style:paragraph-properties fo:margin-top="0.423cm" fo:margin-bottom="0.106cm" loext:contextual-spacing="false" style:page-number="auto"/>
    </style:style>
    <style:style style:name="P16" style:family="paragraph" style:parent-style-name="Heading_20_3">
      <style:paragraph-properties fo:margin-left="0cm" fo:margin-right="0cm" fo:margin-top="0.529cm" fo:margin-bottom="0.176cm" loext:contextual-spacing="false" fo:line-height="170%" fo:text-align="start" style:justify-single-word="false" fo:keep-together="always" fo:orphans="0" fo:widows="0" fo:text-indent="0cm" style:auto-text-indent="false" fo:break-before="auto" fo:break-after="auto" fo:keep-with-next="always" style:text-autospace="ideograph-alpha" style:punctuation-wrap="hanging" style:line-break="strict" style:vertical-align="auto" style:snap-to-layout-grid="true" style:writing-mode="lr-tb"/>
    </style:style>
    <style:style style:name="P17" style:family="paragraph" style:parent-style-name="Heading_20_3">
      <style:paragraph-properties fo:margin-left="0cm" fo:margin-right="0cm" fo:margin-top="0.529cm" fo:margin-bottom="0.176cm" loext:contextual-spacing="false" fo:line-height="170%" fo:text-align="start" style:justify-single-word="false" fo:keep-together="always" fo:orphans="0" fo:widows="0" fo:text-indent="0cm" style:auto-text-indent="false" fo:break-before="auto" fo:break-after="auto" fo:keep-with-next="always" style:text-autospace="ideograph-alpha" style:punctuation-wrap="hanging" style:line-break="strict" style:vertical-align="auto" style:snap-to-layout-grid="true" style:writing-mode="lr-tb"/>
      <style:text-properties fo:font-weight="bold" style:font-weight-asian="bold"/>
    </style:style>
    <style:style style:name="T1" style:family="text">
      <style:text-properties style:font-name="宋体" fo:font-size="26pt" style:font-size-asian="26pt" style:font-name-complex="宋体" style:font-size-complex="26pt" style:language-complex="ar" style:country-complex="none"/>
    </style:style>
    <style:style style:name="T2" style:family="text">
      <style:text-properties style:font-name="宋体" fo:font-size="26pt" fo:language="en" fo:country="US" style:font-size-asian="26pt" style:language-asian="zh" style:country-asian="CN" style:font-name-complex="宋体" style:font-size-complex="26pt" style:language-complex="ar" style:country-complex="none"/>
    </style:style>
    <style:style style:name="T3" style:family="text">
      <style:text-properties style:font-name="宋体" fo:font-size="26pt" fo:language="en" fo:country="US" officeooo:rsid="000a3d29" style:font-size-asian="26pt" style:language-asian="zh" style:country-asian="CN" style:font-name-complex="宋体" style:font-size-complex="26pt" style:language-complex="ar" style:country-complex="none"/>
    </style:style>
    <style:style style:name="T4" style:family="text">
      <style:text-properties fo:language="en" fo:country="US" officeooo:rsid="00034365" style:language-asian="zh" style:country-asian="CN"/>
    </style:style>
    <style:style style:name="T5" style:family="text">
      <style:text-properties fo:language="en" fo:country="US" fo:font-weight="bold" officeooo:rsid="00034365" style:language-asian="zh" style:country-asian="CN" style:font-weight-asian="bold"/>
    </style:style>
    <style:style style:name="T6" style:family="text">
      <style:text-properties fo:color="#000000" fo:font-weight="bold" style:letter-kerning="true" style:font-weight-asian="bold" style:font-size-complex="14pt" style:language-complex="ar" style:country-complex="none"/>
    </style:style>
    <style:style style:name="T7" style:family="text">
      <style:text-properties fo:color="#000000" fo:language="en" fo:country="US" fo:font-weight="bold" style:letter-kerning="true" style:language-asian="zh" style:country-asian="CN" style:font-weight-asian="bold" style:font-size-complex="14pt" style:language-complex="ar" style:country-complex="none"/>
    </style:style>
    <style:style style:name="T8" style:family="text">
      <style:text-properties fo:color="#000000" fo:language="en" fo:country="US" fo:font-weight="bold" officeooo:rsid="00034365" style:letter-kerning="true" style:language-asian="zh" style:country-asian="CN" style:font-weight-asian="bold" style:font-size-complex="14pt" style:language-complex="ar" style:country-complex="none"/>
    </style:style>
    <style:style style:name="T9" style:family="text">
      <style:text-properties fo:font-weight="bold" style:font-weight-asian="bold"/>
    </style:style>
    <style:style style:name="T10" style:family="text">
      <style:text-properties officeooo:rsid="0008fd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2018年</text:span><text:span text:style-name="T3">4</text:span><text:span text:style-name="T1">月工作汇报</text:span></text:p>
      <text:p text:style-name="P1"/>
      <text:p text:style-name="P2">汇报人：刘志勇</text:p>
      <text:p text:style-name="Standard"><text:span text:style-name="T6">汇报时间：2018-0</text:span><text:span text:style-name="T8">5</text:span><text:span text:style-name="T6">-0</text:span><text:span text:style-name="T7">2</text:span></text:p>
      <text:h text:style-name="P16" text:outline-level="3">一、<text:span text:style-name="T4">4</text:span>月份工作整体概况：</text:h>
      <text:list xml:id="list4826146206811184588" text:style-name="WW8Num2">
        <text:list-item>
          <text:p text:style-name="P7">搭建centOS的开发环境；</text:p>
        </text:list-item>
        <text:list-item>
          <text:p text:style-name="P7">抓取资讯模块的网站；</text:p>
        </text:list-item>
        <text:list-item>
          <text:p text:style-name="P6">将光明网、环球网、大公网、台海网、中国新闻网、参考消息等项目部署到生产环境；</text:p>
        </text:list-item>
        <text:list-item>
          <text:p text:style-name="P6">数据/代码优化；</text:p>
        </text:list-item>
        <text:list-item>
          <text:p text:style-name="P6">数据入库,内容格式修改;</text:p>
        </text:list-item>
        <text:list-item>
          <text:p text:style-name="P6">分析并查找了一些小视频模块的第一视频网站；</text:p>
        </text:list-item>
        <text:list-item>
          <text:p text:style-name="P6">进行找资金、找项目、找合伙人项目数据的抓取；</text:p>
        </text:list-item>
        <text:list-item>
          <text:p text:style-name="P6">将数据库查询数据操作的sql语句整理并上传到git上。</text:p>
        </text:list-item>
      </text:list>
      <text:h text:style-name="P17" text:outline-level="3">二、具体工作内容如下：</text:h>
      <text:list xml:id="list300671763598363282" text:style-name="WW8Num4">
        <text:list-item>
          <text:p text:style-name="P9">在本机上搭建centOS的开发环境，用于项目的生产测试；</text:p>
        </text:list-item>
        <text:list-item>
          <text:p text:style-name="P9">将光明网、环球网、大公网、台海网等项目进行代码优化，将数据分批存储到redis当中；</text:p>
        </text:list-item>
        <text:list-item>
          <text:p text:style-name="P9">抓取中国新闻网、参考消息等资讯模块网站数据，全站抓取；</text:p>
        </text:list-item>
        <text:list-item>
          <text:p text:style-name="P8">数据库去重，逻辑：在数据插入数据库之前先进行必要字段与数据库内数据进行比对，如果存在，则跳过该条数据进行下条数据的插入；</text:p>
        </text:list-item>
        <text:list-item>
          <text:p text:style-name="P12">抓取小视频网站第一视频网，代码优化好并部署到生产环境上面；</text:p>
        </text:list-item>
        <text:list-item>
          <text:p text:style-name="P11">开始找资金、找项目项目数据的抓取，在此遇到用xpath匹配规则不能有效抓取合适信息，改用正则匹配，并对数据根据字典进行映射，达到符合数据库字段类型的要求；</text:p>
        </text:list-item>
        <text:list-item>
          <text:p text:style-name="P10">找合伙人项目还差数据映射部分工作未完成;</text:p>
        </text:list-item>
        <text:list-item>
          <text:p text:style-name="P10"><text:span text:style-name="T10">4月份抓取视频和资讯模块数据14万条左右</text:span>。</text:p>
        </text:list-item>
      </text:list>
      <text:h text:style-name="P16" text:outline-level="3"><text:span text:style-name="T9">三、2018年</text:span><text:span text:style-name="T5">5</text:span><text:span text:style-name="T9">月份计划：</text:span></text:h>
      <text:list xml:id="list2598024086516601213" text:style-name="WW8Num3">
        <text:list-item>
          <text:p text:style-name="P13">搭建生产环境，并在生产环境上熟练部署项目；</text:p>
        </text:list-item>
        <text:list-item>
          <text:p text:style-name="P13">每天两个资讯、小视频、学习模块网站的部署抓取；</text:p>
        </text:list-item>
        <text:list-item>
          <text:p text:style-name="P14">每天一个找项目，找资金，找合伙人模块网站的部署抓取;</text:p>
        </text:list-item>
      </text:list>
      <text:p text:style-name="P5">4、关于Elasticsearch库数据增删改查操作的语句整理，共享到资源服务器上。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Bitstream Vera Serif'"/>
    <style:font-face style:name="Open Sans" svg:font-family="'Open Sans', 'arial, helvetica, sans-serif'"/>
    <style:font-face style:name="宋体" svg:font-family="宋体"/>
    <style:font-face style:name="黑体" svg:font-family="黑体"/>
    <style:font-face style:name="Arial" svg:font-family="Arial" style:font-family-generic="swiss"/>
    <style:font-face style:name="Calibri Light" svg:font-family="'Calibri Light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宋体" style:font-family-asian="宋体" style:font-size-asian="12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.423cm" fo:margin-bottom="0.106cm" loext:contextual-spacing="false" fo:text-align="center" style:justify-single-word="false"/>
      <style:text-properties style:font-name="Calibri Light" fo:font-family="'Calibri Light'" style:font-family-generic="swiss" fo:font-size="16pt" fo:font-weight="bol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cm" fo:margin-bottom="0.582cm" loext:contextual-spacing="false" fo:line-height="200%" fo:keep-together="always" fo:keep-with-next="always"/>
      <style:text-properties fo:font-size="22pt" fo:font-weight="bold" style:letter-kerning="true" style:font-size-asian="2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59cm" fo:margin-bottom="0.459cm" loext:contextual-spacing="false" fo:line-height="170%" fo:keep-together="always" fo:keep-with-next="always"/>
      <style:text-properties style:font-name="Arial" fo:font-family="Arial" style:font-family-generic="swiss" fo:font-size="16pt" fo:font-weight="bold" style:font-name-asian="黑体" style:font-family-asian="黑体" style:font-size-asian="16pt" style:font-weight-asian="bold" style:font-name-complex="Arial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59cm" fo:margin-bottom="0.459cm" loext:contextual-spacing="false" fo:line-height="170%" fo:keep-together="always" fo:keep-with-next="always"/>
      <style:text-properties fo:font-size="16pt" fo:font-weight="bold" style:font-size-asian="16pt" style:font-weight-asian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en" fo:country="US" style:letter-kerning="true" style:language-asian="zh" style:country-asian="CN" style:font-size-complex="13.5pt" style:language-complex="ar" style:country-complex="none"/>
    </style:style>
    <style:style style:name="WW8Num3z0" style:family="text">
      <style:text-properties fo:language="en" fo:country="US" style:language-asian="zh" style:country-asian="CN" style:language-complex="ar" style:country-complex="none"/>
    </style:style>
    <style:style style:name="WW8Num4z0" style:family="text">
      <style:text-properties fo:font-variant="normal" fo:text-transform="none" style:text-line-through-style="none" style:text-line-through-type="none" style:font-name="Georgia" fo:font-family="Georgia, 'Bitstream Vera Serif'" fo:letter-spacing="normal" fo:language="en" fo:country="US" style:letter-kerning="true" style:language-asian="zh" style:country-asian="CN" style:font-name-complex="Georgia" style:font-family-complex="Georgia, 'Bitstream Vera Serif'" style:font-size-complex="13.5pt" style:language-complex="ar" style:country-complex="none"/>
    </style:style>
    <style:style style:name="默认段落字体" style:family="text"/>
    <style:style style:name="标题_20_Char" style:display-name="标题 Char" style:family="text">
      <style:text-properties style:font-name="Calibri Light" fo:font-family="'Calibri Light'" style:font-family-generic="swiss" fo:font-size="16pt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、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、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、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03cm" style:num-format="1" style:print-orientation="portrait" fo:margin-top="2.54cm" fo:margin-bottom="2.54cm" fo:margin-left="3.17cm" fo:margin-right="3.17cm" style:writing-mode="lr-tb" style:layout-grid-color="#c0c0c0" style:layout-grid-lines="45" style:layout-grid-base-height="0.50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8-02-01T16:15:00</meta:creation-date>
    <dc:date>2018-05-02T17:28:55.434786002</dc:date>
    <meta:editing-cycles>22</meta:editing-cycles>
    <meta:editing-duration>PT1H15M14S</meta:editing-duration>
    <meta:generator>LibreOffice/5.1.6.2$Linux_X86_64 LibreOffice_project/10m0$Build-2</meta:generator>
    <meta:document-statistic meta:table-count="0" meta:image-count="0" meta:object-count="0" meta:page-count="1" meta:paragraph-count="26" meta:word-count="625" meta:character-count="675" meta:non-whitespace-character-count="675"/>
    <meta:user-defined meta:name="KSOProductBuildVer">2052-10.1.0.7022</meta:user-defined>
  </office:meta>
</office:document-meta>
</file>